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fo:font-size="11pt" fo:language="en" fo:country="US" fo:font-weight="bold" style:font-size-asian="11pt" style:font-weight-asian="bold" style:font-name-complex="Times New Roman1" style:font-size-complex="11pt" style:font-weight-complex="bold"/>
    </style:style>
    <style:style style:name="P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fo:font-size="11pt" fo:language="en" fo:country="US" style:font-size-asian="11pt" style:font-name-complex="Times New Roman1" style:font-size-complex="11pt"/>
    </style:style>
    <style:style style:name="P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fo:font-size="11pt" fo:language="en" fo:country="US" style:text-underline-style="solid" style:text-underline-width="auto" style:text-underline-color="font-color" style:font-size-asian="11pt" style:font-name-complex="Times New Roman1" style:font-size-complex="11pt"/>
    </style:style>
    <style:style style:name="P4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.5in" style:auto-text-indent="false"/>
      <style:text-properties fo:font-size="11pt" style:font-size-asian="11pt" style:font-size-complex="11pt"/>
    </style:style>
    <style:style style:name="P5" style:family="paragraph" style:parent-style-name="Standard">
      <style:paragraph-properties fo:margin-top="0in" fo:margin-bottom="0in" style:contextual-spacing="false" fo:text-align="justify" style:justify-single-word="false"/>
      <style:text-properties fo:font-size="11pt" style:font-size-asian="11pt" style:font-size-complex="11pt"/>
    </style:style>
    <style:style style:name="T1" style:family="text">
      <style:text-properties style:font-name="Times New Roman" fo:font-size="11.5pt" fo:language="en" fo:country="US" style:font-size-asian="11.5pt" style:font-name-complex="Times New Roman1" style:font-size-complex="11.5pt"/>
    </style:style>
    <style:style style:name="T2" style:family="text">
      <style:text-properties style:font-name="Times New Roman" fo:language="en" fo:country="US" style:font-name-complex="Times New Roman1"/>
    </style:style>
    <style:style style:name="T3" style:family="text">
      <style:text-properties style:font-name="Wingdings" fo:font-size="11.5pt" fo:language="en" fo:country="US" style:font-name-asian="Wingdings1" style:font-size-asian="11.5pt" style:font-name-complex="Wingdings1" style:font-size-complex="11.5pt"/>
    </style:style>
    <style:style style:name="T4" style:family="text">
      <style:text-properties style:font-name="Wingdings" fo:language="en" fo:country="US" style:font-name-asian="Wingdings1" style:font-name-complex="Wingdings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LICATION TO JOIN TELEDISKO DAO</text:p>
      <text:p text:style-name="P2"/>
      <text:p text:style-name="P2">HEREBY I, …………………………………………..(full name), APPLY TO JOIN TELEDISKO DAO BY BECOMING A SHAREHOLDER IN A PRIVATE LIMITED COMPANY TELEDISKO DAO OÜ (registered with Estonian commercial register under code 16374990).</text:p>
      <text:p text:style-name="P2"/>
      <text:p text:style-name="P3">Identification of the applicant:</text:p>
      <text:p text:style-name="P2"/>
      <text:p text:style-name="P2">Full name (as in the presented document): ……………………………………………………..</text:p>
      <text:p text:style-name="P2"/>
      <text:p text:style-name="P2">Residence address (apartment, house, street, city, postal code, state, country): </text:p>
      <text:p text:style-name="P2"/>
      <text:p text:style-name="P2">…………………………………………………………………………………………………..</text:p>
      <text:p text:style-name="P2"/>
      <text:p text:style-name="P2">Date of birth (dd/mm/yy): ………………………………………………………………………</text:p>
      <text:p text:style-name="P2"/>
      <text:p text:style-name="P2">Country of residence: …………………………………………………………………………..</text:p>
      <text:p text:style-name="P2"/>
      <text:p text:style-name="P2">Nationality (as in the presented document): ……………………………………………………</text:p>
      <text:p text:style-name="P2"/>
      <text:p text:style-name="P2">E-mail: ………………………………………………………………………………………….</text:p>
      <text:p text:style-name="P2"/>
      <text:p text:style-name="P2">Telephone (with country code): ………………………………………………………………..</text:p>
      <text:p text:style-name="P2"/>
      <text:p text:style-name="P2">Compatible personal ethereum blockchain address: </text:p>
      <text:p text:style-name="P2">…………………………………………………………………………………………………..</text:p>
      <text:p text:style-name="P2"/>
      <text:p text:style-name="P2">Attached documents to the application: </text:p>
      <text:p text:style-name="P4"><text:span text:style-name="T4"></text:span><text:span text:style-name="T2"> Copy of a document (passport, id-card, international driver license with picture)</text:span></text:p>
      <text:p text:style-name="P4"><text:span text:style-name="T4"></text:span><text:span text:style-name="T2"> Selfie with the document</text:span></text:p>
      <text:p text:style-name="P4"><text:span text:style-name="T4"></text:span><text:span text:style-name="T2"> Utility bill</text:span></text:p>
      <text:p text:style-name="P2"/>
      <text:p text:style-name="P3">Confirmations</text:p>
      <text:p text:style-name="P5"><text:span text:style-name="T4"></text:span><text:span text:style-name="T2"> I confirm that I am eligible to become a shareholder of teledisko DAO OÜ.</text:span></text:p>
      <text:p text:style-name="P5"><text:span text:style-name="T4"></text:span><text:span text:style-name="T2"> I confirm that I have read and understood the DAO Wunschwelt document and I share the spirit and the goal of teledisko DAO OÜ.</text:span></text:p>
      <text:p text:style-name="P5"><text:span text:style-name="T4"></text:span><text:span text:style-name="T2"> I confirm that I have read, understood and I agree with the Articles of Association of teledisko DAO OÜ, including the irregular limitations applicable to all the shareholders.</text:span></text:p>
      <text:p text:style-name="P5"><text:span text:style-name="T4"></text:span><text:span text:style-name="T2"> I confirm that I have read, understood and I agree with the Shareholders´ Agreement and I hereby give my consent to become a party to that agreement automatically upon becoming a shareholder.</text:span></text:p>
      <text:p text:style-name="P5"><text:span text:style-name="T4"></text:span><text:span text:style-name="T2"> I understand that upon acceptance of this application, teledisko DAO OÜ shall gift me 1 share with nominal value 1 euro. I confirm that I have read, understood and I agree with the text of a gift agreement and I hereby consent to conclude that agreement with teledisko DAO OÜ automatically.</text:span></text:p>
      <text:p text:style-name="P5"><text:span text:style-name="T4"></text:span><text:span text:style-name="T2"> I understand that teledisko DAO OÜ can freely choose its shareholders and can reject this application without any further explanation and justification.</text:span></text:p>
      <text:p text:style-name="P2"/>
      <text:p text:style-name="P2">-------------------------<text:tab/><text:tab/><text:tab/>-------------------------<text:tab/><text:tab/><text:tab/>----------------------</text:p>
      <text:p text:style-name="P2">Full name<text:tab/><text:tab/><text:tab/><text:tab/>Signature<text:tab/><text:tab/><text:tab/><text:tab/>Dat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none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none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blicity</meta:initial-creator>
    <meta:editing-cycles>6</meta:editing-cycles>
    <meta:creation-date>2022-07-17T19:19:00</meta:creation-date>
    <dc:date>2022-11-23T22:12:37.459188910</dc:date>
    <meta:editing-duration>PT20M56S</meta:editing-duration>
    <meta:generator>LibreOffice/7.4.2.3$Linux_X86_64 LibreOffice_project/40$Build-3</meta:generator>
    <meta:document-statistic meta:table-count="0" meta:image-count="0" meta:object-count="0" meta:page-count="1" meta:paragraph-count="26" meta:word-count="296" meta:character-count="2117" meta:non-whitespace-character-count="1834"/>
    <meta:user-defined meta:name="AppVersion">16.0000</meta:user-defined>
    <meta:template xlink:type="simple" xlink:actuate="onRequest" xlink:title="Normal" xlink:href=""/>
  </office:meta>
</office:document-meta>
</file>